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pple-system" svg:font-family="apple-system, BlinkMacSystemFont, 'Segoe UI', Helvetica, Arial, sans-serif, 'Apple Color Emoji', 'Segoe UI Emoji'"/>
    <style:font-face style:name="ui-monospace" svg:font-family="ui-monospace, SFMono-Regular, 'SF Mono', Menlo, Consolas, 'Liberation Mono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0.8194in"/>
    </style:style>
    <style:style style:name="Table1.B" style:family="table-column">
      <style:table-column-properties style:column-width="6.1056in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style:vertical-align="middle" fo:padding="0.0194in" fo:border="none"/>
    </style:style>
    <style:style style:name="Table1.B1" style:family="table-cell">
      <style:table-cell-properties fo:padding="0.0194in" fo:border="none"/>
    </style:style>
    <style:style style:name="P1" style:family="paragraph" style:parent-style-name="Text_20_body" style:list-style-name="L5">
      <style:paragraph-properties fo:line-height="100%"/>
      <style:text-properties fo:font-variant="normal" fo:text-transform="none" fo:color="#c9d1d9" style:font-name="apple-system" fo:font-size="12pt" fo:letter-spacing="normal" fo:font-style="normal" style:text-underline-style="none" fo:font-weight="normal"/>
    </style:style>
    <style:style style:name="P2" style:family="paragraph" style:parent-style-name="Text_20_body">
      <style:paragraph-properties fo:margin-top="0.1665in" fo:margin-bottom="0.1665in" fo:line-height="100%" fo:orphans="2" fo:widows="2"/>
      <style:text-properties fo:font-variant="normal" fo:text-transform="none" fo:color="#c9d1d9" style:font-name="apple-system" fo:font-size="12pt" fo:letter-spacing="normal" fo:font-style="normal" fo:font-weight="normal"/>
    </style:style>
    <style:style style:name="P3" style:family="paragraph" style:parent-style-name="Text_20_body" style:list-style-name="L6">
      <style:paragraph-properties fo:margin-top="0.1665in" fo:margin-bottom="0.1665in" fo:line-height="100%" fo:orphans="2" fo:widows="2"/>
      <style:text-properties fo:font-variant="normal" fo:text-transform="none" fo:color="#c9d1d9" style:font-name="apple-system" fo:font-size="12pt" fo:letter-spacing="normal" fo:font-style="normal" fo:font-weight="normal"/>
    </style:style>
    <style:style style:name="P4" style:family="paragraph" style:parent-style-name="Text_20_body" style:list-style-name="L12">
      <style:paragraph-properties fo:margin-top="0.1665in" fo:margin-bottom="0.1665in" fo:line-height="100%" fo:orphans="2" fo:widows="2"/>
      <style:text-properties fo:font-variant="normal" fo:text-transform="none" fo:color="#c9d1d9" style:font-name="apple-system" fo:font-size="12pt" fo:letter-spacing="normal" fo:font-style="normal" fo:font-weight="normal"/>
    </style:style>
    <style:style style:name="P5" style:family="paragraph" style:parent-style-name="Text_20_body" style:list-style-name="L11">
      <style:paragraph-properties fo:margin-top="0.1665in" fo:margin-bottom="0.1665in" fo:line-height="100%" fo:orphans="2" fo:widows="2"/>
      <style:text-properties fo:font-variant="normal" fo:text-transform="none" fo:color="#c9d1d9" style:font-name="apple-system" fo:font-size="12pt" fo:letter-spacing="normal" fo:font-style="normal" fo:font-weight="normal"/>
    </style:style>
    <style:style style:name="P6" style:family="paragraph" style:parent-style-name="Text_20_body" style:list-style-name="L5">
      <style:paragraph-properties fo:margin-top="0.1665in" fo:margin-bottom="0.1665in" fo:line-height="100%" fo:orphans="2" fo:widows="2"/>
      <style:text-properties fo:font-variant="normal" fo:text-transform="none" fo:color="#c9d1d9" style:font-name="apple-system" fo:font-size="12pt" fo:letter-spacing="normal" fo:font-style="normal" fo:font-weight="normal"/>
    </style:style>
    <style:style style:name="P7" style:family="paragraph" style:parent-style-name="Text_20_body">
      <style:paragraph-properties fo:margin-top="0.1665in" fo:margin-bottom="0.1665in" fo:line-height="100%" fo:orphans="2" fo:widows="2"/>
      <style:text-properties fo:font-variant="normal" fo:text-transform="none" fo:color="#c9d1d9" style:font-name="apple-system" fo:letter-spacing="normal" fo:font-style="normal" fo:font-weight="normal"/>
    </style:style>
    <style:style style:name="P8" style:family="paragraph" style:parent-style-name="Text_20_body">
      <style:paragraph-properties fo:margin-top="0.1665in" fo:margin-bottom="0.1665in" fo:line-height="100%" fo:orphans="2" fo:widows="2"/>
      <style:text-properties style:text-underline-style="solid" style:text-underline-width="auto" style:text-underline-color="font-color"/>
    </style:style>
    <style:style style:name="P9" style:family="paragraph" style:parent-style-name="Text_20_body">
      <style:paragraph-properties fo:margin-top="0.1665in" fo:margin-bottom="0.1665in" fo:line-height="100%" fo:orphans="2" fo:widows="2"/>
    </style:style>
    <style:style style:name="P10" style:family="paragraph" style:parent-style-name="Text_20_body" style:list-style-name="L5">
      <style:paragraph-properties fo:margin-top="0.1665in" fo:margin-bottom="0.1665in" fo:line-height="100%" fo:orphans="2" fo:widows="2"/>
    </style:style>
    <style:style style:name="P11" style:family="paragraph" style:parent-style-name="Standard">
      <style:paragraph-properties fo:line-height="100%"/>
      <style:text-properties style:text-underline-style="solid" style:text-underline-width="auto" style:text-underline-color="font-color"/>
    </style:style>
    <style:style style:name="P12" style:family="paragraph" style:parent-style-name="Standard">
      <style:paragraph-properties fo:line-height="100%"/>
    </style:style>
    <style:style style:name="P13" style:family="paragraph" style:parent-style-name="Heading_20_3">
      <style:paragraph-properties fo:line-height="100%"/>
      <style:text-properties fo:font-variant="normal" fo:text-transform="none" fo:color="#c9d1d9" style:font-name="apple-system" fo:letter-spacing="normal" fo:font-style="normal" style:text-underline-style="solid" style:text-underline-width="auto" style:text-underline-color="font-color" fo:font-weight="bold"/>
    </style:style>
    <style:style style:name="P14" style:family="paragraph" style:parent-style-name="Table_20_Contents">
      <style:paragraph-properties fo:line-height="100%"/>
      <style:text-properties fo:font-size="2pt" style:font-size-asian="2pt" style:font-size-complex="2pt"/>
    </style:style>
    <style:style style:name="P15" style:family="paragraph" style:parent-style-name="Table_20_Contents">
      <style:paragraph-properties fo:line-height="100%" fo:padding="0in" fo:border="none"/>
      <style:text-properties style:font-name="ui-monospace" fo:font-size="9pt"/>
    </style:style>
    <style:style style:name="T1" style:family="text">
      <style:text-properties fo:font-variant="normal" fo:text-transform="none" fo:color="#c9d1d9" style:font-name="apple-system" fo:font-size="12pt" fo:letter-spacing="normal" fo:font-style="normal" fo:font-weight="normal"/>
    </style:style>
    <style:style style:name="T2" style:family="text">
      <style:text-properties fo:font-variant="normal" fo:text-transform="none" fo:color="#c9d1d9" style:font-name="apple-system" fo:font-size="12pt" fo:letter-spacing="normal" fo:font-style="normal" style:text-underline-style="solid" style:text-underline-width="auto" style:text-underline-color="font-color" fo:font-weight="normal"/>
    </style:style>
    <style:style style:name="T3" style:family="text">
      <style:text-properties fo:font-variant="normal" fo:text-transform="none" fo:color="#c9d1d9" style:font-name="apple-system" fo:letter-spacing="normal" fo:font-style="normal" fo:font-weight="bold"/>
    </style:style>
    <style:style style:name="T4" style:family="text">
      <style:text-properties fo:font-size="12pt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9819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3">Cloud / AWS Overview</text:h>
      <text:list xml:id="list4772409391936651309" text:style-name="L6">
        <text:list-item>
          <text:p text:style-name="P3">How would you describe AWS? What is "the cloud" or "cloud computing" and why is it so popular now?</text:p>
          <text:p text:style-name="P3">Amazon Web Services is a cloud platform with tools for enterprise companies and developers. The cloud is what lets users access a shared file or app from any device. Cloud computing is the resources that is delievered on demand with pay-as-you-go payments. <text:s/></text:p>
        </text:list-item>
        <text:list-item>
          <text:p text:style-name="P3">- The reason cloud computing is so popular and businesses usually switch to is because</text:p>
          <text:p text:style-name="P3">It is reliable, you only pay for what you use, you do not need to guess about capacity, and it saves developers' time.</text:p>
        </text:list-item>
        <text:list-item>
          <text:p text:style-name="P3">Define Infrastructure, Platform, and Software as a Service</text:p>
          <text:p text:style-name="P3">- Iaas: servers, storage and resources managed from a remote data center that customers can use and innovate via an internet connection</text:p>
          <text:p text:style-name="P3">- Paas: cloud-based platform that provides everything needed for building a specific application </text:p>
          <text:p text:style-name="P3">- Saas: software/application that users will pay a monthly fee to use, hosted in the cloud. </text:p>
        </text:list-item>
        <text:list-item>
          <text:p text:style-name="P3">What's the difference between a Region and an Availability Zone (AZ)?</text:p>
          <text:list>
            <text:list-header>
              <text:p text:style-name="P3">A region is geographical location with collection of availability zones with physical data centers in the region. Inside regions are 2 or more availability zones, hosted in seperate data centers</text:p>
              <text:p text:style-name="P3">An Availability Zone is a logical data center inside a region, available for any AWS customer. Each zone has seperate power, networking and connectivity to reduce multiple zone failure</text:p>
            </text:list-header>
          </text:list>
        </text:list-item>
        <text:list-item>
          <text:p text:style-name="P3"><text:soft-page-break/>How are you charged for using AWS services? Does it vary by service?</text:p>
          <text:p text:style-name="P3">You are charged for using AWS services through autoscalability in which you oNLY pay for the services you use. Your combined usage of services will create a monthly bill.</text:p>
        </text:list-item>
        <text:list-item>
          <text:p text:style-name="P3">Different ways to interact with AWS services?</text:p>
          <text:p text:style-name="P3">RDS is used to host a database, configures and maintains your database. </text:p>
          <text:p text:style-name="P3">EC2 is elastic cloud compute, virtual machine on the cloud</text:p>
          <text:p text:style-name="P3">Amazon Machine Image (AMI): template that contains software configuration</text:p>
          <text:p text:style-name="P3">Elastic block storage (EBS): block storage associated with an ec2</text:p>
          <text:p text:style-name="P3">-Security groups: details what traffic is allowed in &amp; out</text:p>
        </text:list-item>
      </text:list>
      <text:p text:style-name="P12"/>
      <text:p text:style-name="P12"><text:tab/><text:span text:style-name="T3">EC2</text:span></text:p>
      <text:list xml:id="list9112048122403994009" text:style-name="L12">
        <text:list-item>
          <text:p text:style-name="P4">What are the configuration options for EC2?</text:p>
          <text:p text:style-name="P4">- AWS Management Console: simple web based user interface</text:p>
          <text:p text:style-name="P4">- Command line interface</text:p>
          <text:p text:style-name="P4">- Programming with Amazon RDS: developers can access programmatically use SDKs</text:p>
        </text:list-item>
        <text:list-item>
          <text:p text:style-name="P4">What are the different EC2 instance sizes/types?</text:p>
          <text:p text:style-name="P4">EC2 has a wide selection of instance types that are used to optimized to fit varying applications. give you the option to choose what resources you need for your app. Ie: T4g, T2, M6g, M5, A1, C4: c4.large</text:p>
        </text:list-item>
        <text:list-item>
          <text:p text:style-name="P4"/>
        </text:list-item>
        <text:list-item>
          <text:p text:style-name="P4"><text:soft-page-break/>Once you create an EC2, how to connect to it?</text:p>
          <text:p text:style-name="P4"/>
        </text:list-item>
      </text:list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"><text:bookmark text:name="LC6"/>Once in the ec2<text:bookmark text:name="L7"/></text:p>
          </table:table-cell>
          <table:table-cell table:style-name="Table1.B1" office:value-type="string">
            <text:p text:style-name="P14"/>
          </table:table-cell>
        </table:table-row>
        <table:table-row>
          <table:table-cell table:style-name="Table1.A1" office:value-type="string">
            <text:p text:style-name="P14"><text:bookmark text:name="LC7"/></text:p>
          </table:table-cell>
          <table:table-cell table:style-name="Table1.A1" office:value-type="string">
            <text:p text:style-name="P14"><text:bookmark text:name="L8"/></text:p>
          </table:table-cell>
        </table:table-row>
        <table:table-row table:style-name="Table1.1">
          <table:table-cell table:style-name="Table1.A1" office:value-type="string">
            <text:p text:style-name="P14"><text:bookmark text:name="LC8"/></text:p>
          </table:table-cell>
          <table:table-cell table:style-name="Table1.A1" office:value-type="string">
            <text:p text:style-name="P15">sudo yum update -y<text:bookmark text:name="L9"/></text:p>
          </table:table-cell>
        </table:table-row>
        <table:table-row>
          <table:table-cell table:style-name="Table1.A1" office:value-type="string">
            <text:p text:style-name="P14"><text:bookmark text:name="LC9"/></text:p>
          </table:table-cell>
          <table:table-cell table:style-name="Table1.A1" office:value-type="string">
            <text:p text:style-name="P15">sudo yum install git<text:bookmark text:name="L10"/></text:p>
          </table:table-cell>
        </table:table-row>
        <table:table-row table:style-name="Table1.1">
          <table:table-cell table:style-name="Table1.A1" office:value-type="string">
            <text:p text:style-name="P14"><text:bookmark text:name="LC10"/></text:p>
          </table:table-cell>
          <table:table-cell table:style-name="Table1.A1" office:value-type="string">
            <text:p text:style-name="P15">sudo yum install java-1.8.0-openjdk-devel -y<text:bookmark text:name="L11"/></text:p>
          </table:table-cell>
        </table:table-row>
        <table:table-row>
          <table:table-cell table:style-name="Table1.A1" office:value-type="string">
            <text:p text:style-name="P14"><text:bookmark text:name="LC11"/></text:p>
          </table:table-cell>
          <table:table-cell table:style-name="Table1.A1" office:value-type="string">
            <text:p text:style-name="P14"><text:bookmark text:name="L12"/></text:p>
          </table:table-cell>
        </table:table-row>
        <table:table-row table:style-name="Table1.1">
          <table:table-cell table:style-name="Table1.A1" office:value-type="string">
            <text:p text:style-name="P14"><text:bookmark text:name="LC12"/></text:p>
          </table:table-cell>
          <table:table-cell table:style-name="Table1.A1" office:value-type="string">
            <text:p text:style-name="P15">sudo wget http://repos.fedorapeople.org/repos/dchen/apache-maven/epel-apache-maven.repo -O /etc/yum.repos.d/epel-apache-maven.repo<text:bookmark text:name="L13"/></text:p>
          </table:table-cell>
        </table:table-row>
        <table:table-row>
          <table:table-cell table:style-name="Table1.A1" office:value-type="string">
            <text:p text:style-name="P14"><text:bookmark text:name="LC13"/></text:p>
          </table:table-cell>
          <table:table-cell table:style-name="Table1.A1" office:value-type="string">
            <text:p text:style-name="P15">sudo sed -i s/\$releasever/6/g /etc/yum.repos.d/epel-apache-maven.repo<text:bookmark text:name="L14"/></text:p>
          </table:table-cell>
        </table:table-row>
        <table:table-row table:style-name="Table1.1">
          <table:table-cell table:style-name="Table1.A1" office:value-type="string">
            <text:p text:style-name="P14"><text:bookmark text:name="LC14"/></text:p>
          </table:table-cell>
          <table:table-cell table:style-name="Table1.A1" office:value-type="string">
            <text:p text:style-name="P15">sudo yum install -y apache-maven</text:p>
          </table:table-cell>
        </table:table-row>
      </table:table>
      <text:list xml:id="list33795368" text:continue-numbering="true" text:style-name="L12">
        <text:list-header>
          <text:p text:style-name="P4"/>
        </text:list-header>
        <text:list-item>
          <text:p text:style-name="P4">What are Security Groups? When defining a rule for a security group, what 3 things do you need to specify?</text:p>
          <text:p text:style-name="P4">Security groups act like a virtual framework for EC2 instances that control traffic going in/out. When defining a security group you need to specify: port range, icmp type and code, source or destination: IPv4 address</text:p>
        </text:list-item>
        <text:list-item>
          <text:p text:style-name="P4">What's the difference between scalability, elasticity, and resiliency?</text:p>
          <text:p text:style-name="P4">- Scalability: increase the workload size inside exisiting infrastructure without impacting performance</text:p>
          <text:p text:style-name="P4">- Elasticity: ability adding or removing infrastructure resources depending on workload changes</text:p>
          <text:p text:style-name="P4">- Resiliency: ability for a server to recover and continue operations without systems connected to the network going down</text:p>
        </text:list-item>
        <text:list-item>
          <text:p text:style-name="P4">Ways of paying for EC2?</text:p>
          <text:p text:style-name="P4">You can pay on-demand, with savings plans, as reserved instances, or as spot instances.</text:p>
        </text:list-item>
      </text:list>
      <text:p text:style-name="P7"><text:span text:style-name="T4"><text:tab/></text:span></text:p>
      <text:list xml:id="list3585738976957704180" text:style-name="L11">
        <text:list-item>
          <text:p text:style-name="P5"><text:soft-page-break/>What's an RDS?</text:p>
          <text:p text:style-name="P5">An RDS is a Relational Database Service. It provides a selection of databases built to save, grow and innovate faster. </text:p>
        </text:list-item>
        <text:list-item>
          <text:p text:style-name="P5">Which vendors are supported?</text:p>
          <text:p text:style-name="P5">- Amazon Aurora MySQL</text:p>
          <text:p text:style-name="P5">- Amazon Aurora PostgreSQL</text:p>
          <text:p text:style-name="P5">- PostgreSQL</text:p>
          <text:p text:style-name="P5">- MySQL</text:p>
          <text:p text:style-name="P5">- MariaDB</text:p>
          <text:p text:style-name="P5">- Oracle</text:p>
          <text:p text:style-name="P5">- SQL Server</text:p>
        </text:list-item>
      </text:list>
      <text:p text:style-name="P12"/>
      <text:p text:style-name="P12"/>
      <text:p text:style-name="P12"/>
      <text:p text:style-name="P11">PRACTICAL</text:p>
      <text:list xml:id="list2823862363932542544" text:style-name="L5">
        <text:list-item>
          <text:p text:style-name="P1">Write a query to find all data in the table</text:p>
          <text:list>
            <text:list-header>
              <text:p text:style-name="P1">SELECT * FROM employees;</text:p>
            </text:list-header>
          </text:list>
        </text:list-item>
        <text:list-item>
          <text:p text:style-name="P6">Write a query to find employees with a salary over 75</text:p>
          <text:list>
            <text:list-header>
              <text:p text:style-name="P6">SELECT * FROM employees WHERE salary &gt; 75;</text:p>
            </text:list-header>
          </text:list>
        </text:list-item>
        <text:list-item>
          <text:p text:style-name="P6">Write a query to find employees whose first name contains an 'e' or whose last name begins with 'S'\</text:p>
          <text:list>
            <text:list-header>
              <text:p text:style-name="P6">SELECT * FROM employees WHERE firstName LIKE '%e%' OR lastName like 'S%';</text:p>
            </text:list-header>
          </text:list>
        </text:list-item>
        <text:list-item>
          <text:p text:style-name="P6"><text:soft-page-break/>Write a query to find the first name of all employees who do not work in accounting</text:p>
          <text:list>
            <text:list-header>
              <text:p text:style-name="P6">SELECT firstName FROM employees WHERE dept != 'Accounting';</text:p>
            </text:list-header>
          </text:list>
        </text:list-item>
        <text:list-item>
          <text:p text:style-name="P6">Write a query to find the average salary of all employees whose last names begin with 'M'</text:p>
          <text:list>
            <text:list-header>
              <text:p text:style-name="P6">SELECT AVG(salary) FROM employees WHERE lastName LIKE 'M%';</text:p>
            </text:list-header>
          </text:list>
        </text:list-item>
        <text:list-item>
          <text:p text:style-name="P6">Write a query to find the highest paid salesperson</text:p>
          <text:list>
            <text:list-header>
              <text:p text:style-name="P6">SELECT * FROM employees ORDER BY salary LIMIT 1 DESC;</text:p>
            </text:list-header>
          </text:list>
        </text:list-item>
        <text:list-item>
          <text:p text:style-name="P6">Write a query to combine the resultsets of any two previous queries</text:p>
          <text:list>
            <text:list-header>
              <text:p text:style-name="P6">SELECT AVG(salary) FROM employees WHERE lastName LIKE 'M%' UNION SELECT * FROM employees WHERE firstName LIKE '%e%' OR lastName like 'S%';</text:p>
            </text:list-header>
          </text:list>
        </text:list-item>
        <text:list-item>
          <text:p text:style-name="P6">Remove all members of accounting from the database</text:p>
          <text:list>
            <text:list-header>
              <text:p text:style-name="P6">DELETE FROM employees WHERE dept='Accounting';</text:p>
            </text:list-header>
          </text:list>
        </text:list-item>
        <text:list-item>
          <text:p text:style-name="P6">Given removing the dept column from the employees table and creating a table 'department' and linking the two via a foreign key relationship</text:p>
          <text:list>
            <text:list-header>
              <text:p text:style-name="P10"><text:span text:style-name="T1">CREATE TABLE department (id SERIAL NOT NULL, dept VARCHAR(30), employee_id int, FOREIGN KEY (employee_id) REFERENCES employees(id);</text:span></text:p>
            </text:list-header>
          </text:list>
        </text:list-item>
        <text:list-item>
          <text:p text:style-name="P1">Write a query to find the salary of the lowest paid salesperson (HINT: use a join)</text:p>
          <text:list>
            <text:list-header>
              <text:p text:style-name="P1">SELECT MIN(salary) FROM employees JOIN department ON employees.id=department.employee_id;</text:p>
            </text:list-header>
          </text:list>
        </text:list-item>
        <text:list-item>
          <text:p text:style-name="P6">Write a query to find the average salary of each department</text:p>
          <text:list>
            <text:list-header>
              <text:p text:style-name="P6">SELECT AVG(salary) FROM employees GROUP BY dept</text:p>
            </text:list-header>
          </text:list>
        </text:list-item>
        <text:list-item>
          <text:p text:style-name="P6"><text:soft-page-break/>Write a query to find all possible combinations of employees and departments. How many records do you expect?</text:p>
          <text:p text:style-name="P6">SELECT * FROM employees CROSS JOIN department;</text:p>
        </text:list-item>
        <text:list-item>
          <text:p text:style-name="P6">Change the name of department 4 to 'Quality Assurance'</text:p>
        </text:list-item>
      </text:list>
      <text:p text:style-name="P2"><text:tab/>UPDATE employees SET dept4 = 'Quality Assurance';</text:p>
      <text:list xml:id="list33802756" text:continue-numbering="true" text:style-name="L5">
        <text:list-item>
          <text:p text:style-name="P10"><text:span text:style-name="T1">Remove both tables</text:span></text:p>
        </text:list-item>
      </text:list>
      <text:p text:style-name="P9"><text:span text:style-name="T1"><text:tab/>DROP TABLE employees, department;</text:span></text:p>
      <text:p text:style-name="P9"><text:span text:style-name="T2"/></text:p>
      <text:p text:style-name="P8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pple-system" svg:font-family="apple-system, BlinkMacSystemFont, 'Segoe UI', Helvetica, Arial, sans-serif, 'Apple Color Emoji', 'Segoe UI Emoji'"/>
    <style:font-face style:name="ui-monospace" svg:font-family="ui-monospace, SFMono-Regular, 'SF Mono', Menlo, Consolas, 'Liberation Mono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3-21T08:10:48.77</meta:creation-date>
    <meta:document-statistic meta:table-count="1" meta:image-count="0" meta:object-count="0" meta:page-count="6" meta:paragraph-count="83" meta:word-count="972" meta:character-count="5914"/>
    <dc:date>2022-03-21T13:56:39.95</dc:date>
    <meta:editing-duration>PT14M4S</meta:editing-duration>
    <meta:editing-cycles>1</meta:editing-cycles>
    <meta:generator>OpenOffice/4.1.10$Win32 OpenOffice.org_project/4110m2$Build-9807</meta:generator>
  </office:meta>
</office:document-meta>
</file>